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E1000000E1C3872D108EB0E5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3.5pt" fo:font-style="italic" fo:font-weight="bold" style:font-size-asian="13.5pt" style:font-style-asian="italic" style:font-weight-asian="bold" style:font-name-complex="Verdana1" style:font-size-complex="13.5pt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margin-top="0in" fo:margin-bottom="0.0972in" loext:contextual-spacing="false" fo:text-align="start" style:justify-single-word="false"/>
    </style:style>
    <style:style style:name="P4" style:family="paragraph" style:parent-style-name="Heading_20_1" style:list-style-name="WWNum1"/>
    <style:style style:name="P5" style:family="paragraph" style:parent-style-name="Heading_20_7" style:list-style-name="WWNum1">
      <style:paragraph-properties fo:text-align="start" style:justify-single-word="false"/>
    </style:style>
    <style:style style:name="P6" style:family="paragraph" style:parent-style-name="Heading_20_7" style:list-style-name="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Normal_20__28_Web_29_">
      <style:paragraph-properties fo:margin-top="0in" fo:margin-bottom="0in" loext:contextual-spacing="false"/>
    </style:style>
    <style:style style:name="P8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9" style:family="paragraph" style:parent-style-name="Normal_20__28_Web_29_">
      <style:paragraph-properties fo:margin-top="0in" fo:margin-bottom="0in" loext:contextual-spacing="false"/>
      <style:text-properties fo:color="#000000" style:font-name="Verdana" fo:font-size="13.5pt" fo:font-weight="bold" style:font-size-asian="13.5pt" style:font-weight-asian="bold" style:font-name-complex="Verdana1" style:font-size-complex="13.5pt"/>
    </style:style>
    <style:style style:name="P10" style:family="paragraph" style:parent-style-name="Normal_20__28_Web_29_">
      <style:paragraph-properties fo:margin-top="0in" fo:margin-bottom="0in" loext:contextual-spacing="false"/>
      <style:text-properties fo:color="#000000" style:font-name="Verdana" fo:font-size="13.5pt" fo:font-style="italic" fo:font-weight="bold" style:font-size-asian="13.5pt" style:font-style-asian="italic" style:font-weight-asian="bold" style:font-name-complex="Verdana1" style:font-size-complex="13.5pt"/>
    </style:style>
    <style:style style:name="P11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P12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/>
    </style:style>
    <style:style style:name="P13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style:font-size-asian="10pt" style:font-name-complex="Verdana1" style:font-size-complex="10pt"/>
    </style:style>
    <style:style style:name="P14" style:family="paragraph" style:parent-style-name="Normal_20__28_Web_29_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74pt solid #000000"/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/>
    </style:style>
    <style:style style:name="P15" style:family="paragraph" style:parent-style-name="Normal_20__28_Web_29_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74pt solid #000000"/>
      <style:text-properties fo:color="#000000" style:font-name="Verdana" fo:font-size="10pt" style:font-size-asian="10pt" style:font-name-complex="Verdana1" style:font-size-complex="10pt"/>
    </style:style>
    <style:style style:name="P16" style:family="paragraph" style:parent-style-name="Normal_20__28_Web_29_" style:master-page-name="Standard">
      <style:paragraph-properties fo:margin-top="0in" fo:margin-bottom="0in" loext:contextual-spacing="false" style:page-number="auto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7" style:family="paragraph" style:parent-style-name="Normal_20__28_Web_29_">
      <style:paragraph-properties fo:margin-left="-0.0984in" fo:margin-right="0in" fo:margin-top="0in" fo:margin-bottom="0in" loext:contextual-spacing="false" fo:text-indent="0in" style:auto-text-indent="false"/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P18" style:family="paragraph" style:parent-style-name="Normal_20__28_Web_29_">
      <style:paragraph-properties fo:margin-top="0.0835in" fo:margin-bottom="0in" loext:contextual-spacing="false"/>
    </style:style>
    <style:style style:name="P19" style:family="paragraph" style:parent-style-name="Normal_20__28_Web_29_">
      <style:paragraph-properties fo:margin-top="0.0835in" fo:margin-bottom="0in" loext:contextual-spacing="false"/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20" style:family="paragraph" style:parent-style-name="Normal_20__28_Web_29_">
      <style:paragraph-properties fo:margin-top="0.0835in" fo:margin-bottom="0in" loext:contextual-spacing="false"/>
      <style:text-properties fo:color="#000000" style:font-name="Verdana" fo:font-size="10pt" style:font-size-asian="10pt" style:font-name-complex="Verdana1" style:font-size-complex="10pt"/>
    </style:style>
    <style:style style:name="P21" style:family="paragraph" style:parent-style-name="Normal_20__28_Web_29_">
      <style:paragraph-properties fo:margin-top="0.0835in" fo:margin-bottom="0in" loext:contextual-spacing="false"/>
      <style:text-properties fo:color="#000000" fo:font-size="13.5pt" style:font-size-asian="13.5pt" style:font-size-complex="13.5pt"/>
    </style:style>
    <style:style style:name="P22" style:family="paragraph" style:parent-style-name="Contents_20_7">
      <style:paragraph-properties>
        <style:tab-stops>
          <style:tab-stop style:position="4.7264in" style:type="right" style:leader-style="dotted" style:leader-text="."/>
          <style:tab-stop style:position="5.9055in" style:type="right" style:leader-style="dotted" style:leader-text="."/>
        </style:tab-stops>
      </style:paragraph-properties>
    </style:style>
    <style:style style:name="P23" style:family="paragraph" style:parent-style-name="Encabezado_20_de_20_lista1"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P24" style:family="paragraph" style:parent-style-name="Footer">
      <style:paragraph-properties fo:margin-left="0in" fo:margin-right="0.25in" fo:text-indent="0in" style:auto-text-indent="false"/>
    </style:style>
    <style:style style:name="P25" style:family="paragraph" style:parent-style-name="Footer">
      <style:paragraph-properties fo:margin-left="0in" fo:margin-right="0.25in" fo:text-indent="0in" style:auto-text-indent="false"/>
      <style:text-properties fo:font-size="9pt" style:font-size-asian="9pt" style:font-size-complex="9pt"/>
    </style:style>
    <style:style style:name="P26" style:family="paragraph">
      <loext:graphic-properties draw:fill="solid" draw:fill-color="#ffffff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3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4" style:family="text"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T5" style:family="text">
      <style:text-properties fo:color="#000000" style:font-name="Verdana" fo:font-size="10pt" style:font-size-asian="10pt" style:font-name-complex="Verdana1" style:font-size-complex="10pt"/>
    </style:style>
    <style:style style:name="T6" style:family="text">
      <style:text-properties fo:color="#000000" style:font-name="Verdana" fo:font-weight="bold" style:font-name-asian="Verdana1" style:font-weight-asian="bold" style:font-name-complex="Verdana1" style:font-weight-complex="bold"/>
    </style:style>
    <style:style style:name="T7" style:family="text">
      <style:text-properties fo:color="#000000" style:font-name="Verdana" fo:font-weight="bold" style:font-weight-asian="bold" style:font-name-complex="Verdana1" style:font-weight-complex="bold"/>
    </style:style>
    <style:style style:name="T8" style:family="text">
      <style:text-properties fo:color="#000000" style:font-name="Verdana" fo:font-size="13.5pt" fo:font-style="italic" fo:font-weight="bold" style:font-size-asian="13.5pt" style:font-style-asian="italic" style:font-weight-asian="bold" style:font-name-complex="Verdana1" style:font-size-complex="13.5pt"/>
    </style:style>
    <style:style style:name="T9" style:family="text">
      <style:text-properties fo:color="#000000" style:font-name="Verdana" fo:font-size="12pt" style:font-size-asian="12pt" style:font-name-complex="Verdana1" style:font-size-complex="12pt"/>
    </style:style>
    <style:style style:name="T10" style:family="text">
      <style:text-properties fo:color="#000000" style:font-name="Verdana" fo:font-size="11pt" fo:font-weight="bold" style:font-size-asian="11pt" style:font-weight-asian="bold" style:font-name-complex="Verdana1" style:font-size-complex="11pt" style:font-weight-complex="bold"/>
    </style:style>
    <style:style style:name="T11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12" style:family="text">
      <style:text-properties fo:color="#000000" fo:font-size="13.5pt" style:font-size-asian="13.5pt" style:font-size-complex="13.5pt"/>
    </style:style>
    <style:style style:name="T13" style:family="text">
      <style:text-properties style:font-name="Verdana" fo:font-size="12pt" style:font-size-asian="12pt" style:font-name-complex="Verdana1" style:font-size-complex="12pt"/>
    </style:style>
    <style:style style:name="T14" style:family="text">
      <style:text-properties style:font-name="Verdana" fo:font-size="10pt" style:font-size-asian="10pt" style:font-name-complex="Verdana1" style:font-size-complex="10pt"/>
    </style:style>
    <style:style style:name="T15" style:family="text">
      <style:text-properties fo:color="#579d1c" style:font-name="Verdana" fo:font-size="12pt" style:font-size-asian="12pt" style:font-name-complex="Verdana1" style:font-size-complex="12pt"/>
    </style:style>
    <style:style style:name="T16" style:family="text">
      <style:text-properties style:use-window-font-color="true"/>
    </style:style>
    <style:style style:name="T17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1874in" fo:min-width="0.0799in" fo:padding-top="0.0016in" fo:padding-bottom="0.0016in" fo:padding-left="0.0016in" fo:padding-right="0.0016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8"/>
      <text:p text:style-name="P8"/>
      <text:p text:style-name="P8"/>
      <text:p text:style-name="P8"/>
      <text:p text:style-name="P9"/>
      <text:p text:style-name="Título3">NUEVA PROPUESTA DE PROYECTO</text:p>
      <text:p text:style-name="P1"/>
      <text:p text:style-name="P1"/>
      <text:list xml:id="list285626368" text:style-name="WWNum1">
        <text:list-item>
          <text:h text:style-name="P4" text:outline-level="1"><text:bookmark-start text:name="__RefHeading___Toc105_1749636969"/><text:span text:style-name="notranslate"><text:span text:style-name="T1">PROYECTO: Oggun Dev</text:span></text:span><text:bookmark-end text:name="__RefHeading___Toc105_1749636969"/></text:h>
        </text:list-item>
      </text:list>
      <text:p text:style-name="P7"/>
      <text:p text:style-name="P7"><text:span text:style-name="notranslate"><text:span text:style-name="T2">Fecha: 2021-06-06</text:span></text:span></text:p>
      <text:p text:style-name="P7"><text:span text:style-name="notranslate"><text:span text:style-name="T2"><text:line-break/>Autor: </text:span></text:span></text:p>
      <text:p text:style-name="P8"/>
      <text:p text:style-name="P8"/>
      <text:p text:style-name="P8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/>
      <text:p text:style-name="TOA_20_Heading">Tabla de Contenidos</text:p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05_1749636969" text:style-name="Index_20_Link" text:visited-style-name="Index_20_Link"><text:span text:style-name="T1">PROYECTO:</text:span></text:a><text:a xlink:type="simple" xlink:href="#__RefHeading___Toc105_1749636969" text:style-name="Index_20_Link" text:visited-style-name="Index_20_Link"><text:tab/>1</text:a></text:p>
          <text:p text:style-name="P22"><text:a xlink:type="simple" xlink:href="#__RefHeading___Toc107_1749636969" text:style-name="Index_20_Link" text:visited-style-name="Index_20_Link">I- Objetivos del Proyecto:<text:tab/>3</text:a></text:p>
          <text:p text:style-name="P22"><text:a xlink:type="simple" xlink:href="#__RefHeading___Toc109_1749636969" text:style-name="Index_20_Link" text:visited-style-name="Index_20_Link">II- Justificación de negocios:<text:tab/>3</text:a></text:p>
          <text:p text:style-name="P22"><text:a xlink:type="simple" xlink:href="#__RefHeading___Toc111_1749636969" text:style-name="Index_20_Link" text:visited-style-name="Index_20_Link">III- Principal Mercado o Usuarios:<text:tab/>3</text:a></text:p>
          <text:p text:style-name="P22"><text:soft-page-break/><text:a xlink:type="simple" xlink:href="#__RefHeading___Toc113_1749636969" text:style-name="Index_20_Link" text:visited-style-name="Index_20_Link">IV- Proyectos relacionados:<text:tab/>3</text:a></text:p>
          <text:p text:style-name="P22"><text:a xlink:type="simple" xlink:href="#__RefHeading___Toc115_1749636969" text:style-name="Index_20_Link" text:visited-style-name="Index_20_Link">V- Alcance:<text:tab/>3</text:a></text:p>
          <text:p text:style-name="P22"><text:a xlink:type="simple" xlink:href="#__RefHeading___Toc117_1749636969" text:style-name="Index_20_Link" text:visited-style-name="Index_20_Link">VI- Exclusiones:<text:tab/>3</text:a></text:p>
          <text:p text:style-name="P22"><text:a xlink:type="simple" xlink:href="#__RefHeading___Toc119_1749636969" text:style-name="Index_20_Link" text:visited-style-name="Index_20_Link">VII- Hitos:<text:tab/>4</text:a></text:p>
          <text:p text:style-name="P22"><text:a xlink:type="simple" xlink:href="#__RefHeading___Toc121_1749636969" text:style-name="Index_20_Link" text:visited-style-name="Index_20_Link">VIII- Entregables:<text:tab/>4</text:a></text:p>
          <text:p text:style-name="P22"><text:a xlink:type="simple" xlink:href="#__RefHeading___Toc123_1749636969" text:style-name="Index_20_Link" text:visited-style-name="Index_20_Link">IX- Recursos necesarios:<text:tab/>4</text:a></text:p>
          <text:p text:style-name="P22"><text:a xlink:type="simple" xlink:href="#__RefHeading___Toc118_3709878554" text:style-name="Index_20_Link" text:visited-style-name="Index_20_Link">X- Riesgos Reconocidos:<text:tab/>5</text:a></text:p>
          <text:p text:style-name="P22"><text:a xlink:type="simple" xlink:href="#__RefHeading___Toc127_1749636969" text:style-name="Index_20_Link" text:visited-style-name="Index_20_Link">XI- Decisiones tomadas ante la propuesta presentada:<text:tab/>5</text:a></text:p>
          <text:p text:style-name="P17"/>
        </text:index-body>
      </text:table-of-content>
      <text:p text:style-name="P11"/>
      <text:p text:style-name="P18"><text:span text:style-name="notranslate"><text:span text:style-name="T6"><text:s/></text:span></text:span><text:span text:style-name="notranslate"><text:span text:style-name="T7">Versión Control Chart: </text:span></text:span></text:p>
      <text:p text:style-name="P10"/>
      <text:p text:style-name="P7"><text:span text:style-name="T8">aaaaa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7"><text:span text:style-name="notranslate"><text:span text:style-name="T3">Tipo de proyecto:<text:tab/><text:tab/> <text:s text:c="2"/><text:tab/><text:tab/> <text:s text:c="8"/><text:tab/></text:span></text:span></text:p>
      <text:p text:style-name="P7"/>
      <text:p text:style-name="P7"><text:span text:style-name="notranslate"><text:span text:style-name="T3">Fecha de la Propuesta: </text:span></text:span></text:p>
      <text:p text:style-name="P13"/>
      <text:p text:style-name="P7"><text:soft-page-break/><text:span text:style-name="notranslate"><text:span text:style-name="T3">Patrocinador de proyecto: </text:span></text:span></text:p>
      <text:p text:style-name="P7"/>
      <text:p text:style-name="P7"><text:span text:style-name="notranslate"><text:span text:style-name="T3">Gerente de Proyecto: </text:span></text:span></text:p>
      <text:p text:style-name="P13"/>
      <text:p text:style-name="P7"><text:span text:style-name="T4">Duración Estimada: <text:s/></text:span></text:p>
      <text:p text:style-name="P11"/>
      <text:p text:style-name="P7"><text:span text:style-name="notranslate"><text:span text:style-name="T3">Fecha de finalización: </text:span></text:span></text:p>
      <text:p text:style-name="P7"/>
      <text:p text:style-name="P7"><text:span text:style-name="notranslate"><text:span text:style-name="T3">Presupuesto Total Estimado: </text:span></text:span></text:p>
      <text:p text:style-name="P13"/>
      <text:p text:style-name="P7"><text:span text:style-name="T7">Presentador: </text:span></text:p>
      <text:p text:style-name="P15"/>
      <text:p text:style-name="P13"/>
      <text:list xml:id="list18594141646283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" text:outline-level="7"><text:bookmark-start text:name="__RefHeading___Toc107_1749636969"/><text:span text:style-name="notranslate"><text:span text:style-name="T13">I- Objetivos del Proyecto: </text:span></text:span><text:bookmark-end text:name="__RefHeading___Toc107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notranslate"><text:span text:style-name="T5"><text:line-break/></text:span></text:span></text:p>
      <text:list xml:id="list18594062192104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" text:outline-level="7"><text:bookmark-start text:name="__RefHeading___Toc109_1749636969"/><text:span text:style-name="notranslate"><text:span text:style-name="T13">II- Justificación de negocios: </text:span></text:span><text:bookmark-end text:name="__RefHeading___Toc109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notranslate"><text:span text:style-name="T5"><text:line-break/></text:span></text:span></text:p>
      <text:list xml:id="list18594124000476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" text:outline-level="7"><text:bookmark-start text:name="__RefHeading___Toc111_1749636969"/><text:span text:style-name="notranslate"><text:span text:style-name="T13">III- Principal Mercado o Usuarios: </text:span></text:span><text:bookmark-end text:name="__RefHeading___Toc111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20"/>
      <text:list xml:id="list18594109640386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" text:outline-level="7"><text:bookmark-start text:name="__RefHeading___Toc113_1749636969"/><text:span text:style-name="notranslate"><text:span text:style-name="T13">IV- Proyectos relacionados: </text:span></text:span><text:bookmark-end text:name="__RefHeading___Toc113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<text:soft-page-break/></text:p>
      <text:p text:style-name="P20"/>
      <text:list xml:id="list18594033500138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" text:outline-level="7"><text:bookmark-start text:name="__RefHeading___Toc115_1749636969"/><text:span text:style-name="notranslate"><text:span text:style-name="T13">V- Alcance: </text:span></text:span><text:bookmark-end text:name="__RefHeading___Toc115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8"/>
      <text:list xml:id="list185941842265404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" text:outline-level="7"><text:bookmark-start text:name="__RefHeading___Toc117_1749636969"/><text:span text:style-name="notranslate"><text:span text:style-name="T13">VI- Exclusiones: </text:span></text:span><text:bookmark-end text:name="__RefHeading___Toc117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list xml:id="list18594035224516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" text:outline-level="7"><text:bookmark-start text:name="__RefHeading___Toc119_1749636969"/><text:span text:style-name="notranslate"><text:span text:style-name="T14">VII- Hitos: <text:s/></text:span></text:span><text:bookmark-end text:name="__RefHeading___Toc119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T12">aaaaa</text:span></text:p>
      <text:p text:style-name="P21"/>
      <text:list xml:id="list185941943038001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" text:outline-level="7"><text:bookmark-start text:name="__RefHeading___Toc121_1749636969"/><text:span text:style-name="notranslate"><text:span text:style-name="T9">VIII- Entregables:</text:span></text:span><text:span text:style-name="notranslate"><text:span text:style-name="T15"> </text:span></text:span><text:bookmark-end text:name="__RefHeading___Toc121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notranslate"><text:span text:style-name="T9">aaaaa</text:span></text:span></text:p>
      <text:p text:style-name="P21"/>
      <text:list xml:id="list18594083112621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" text:outline-level="7"><text:bookmark-start text:name="__RefHeading___Toc123_1749636969"/><text:span text:style-name="notranslate"><text:span text:style-name="T13">IX- Recursos necesarios:</text:span></text:span><text:bookmark-end text:name="__RefHeading___Toc123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notranslate"><text:span text:style-name="T10">aaaaa</text:span></text:span></text:p>
      <text:list xml:id="list185942046066366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6" text:outline-level="7"/>
      <text:list xml:id="list185940190611143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" text:outline-level="7"><text:bookmark-start text:name="__RefHeading___Toc118_3709878554"/><text:span text:style-name="notranslate"><text:span text:style-name="T13">X- Riesgos Reconocidos: </text:span></text:span><text:bookmark-end text:name="__RefHeading___Toc118_3709878554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notranslate"><text:span text:style-name="T3">aaaaa</text:span></text:span></text:p>
      <text:p text:style-name="P18"/>
      <text:list xml:id="list185941319486175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" text:outline-level="7"><text:bookmark-start text:name="__RefHeading___Toc127_1749636969"/><text:soft-page-break/><text:span text:style-name="T13">XI- Decisiones tomadas ante la propuesta presentada:</text:span><text:line-break/><text:bookmark-end text:name="__RefHeading___Toc127_1749636969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aa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0pt" fo:language="es" fo:country="CL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default-outline-level="7" style:class="text">
      <style:paragraph-properties fo:margin-top="0.0417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default-outline-level="8" style:class="text">
      <style:paragraph-properties fo:margin-top="0.0417in" fo:margin-bottom="0.0417in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ítulo3" style:family="paragraph" style:parent-style-name="Título2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Encabezado_20_de_20_lista1" style:display-name="Encabezado de lista1" style:family="paragraph" style:parent-style-name="Título3" style:default-outline-level="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style:font-name="Verdana" fo:font-family="Verdana" style:font-family-generic="roman" style:font-pitch="variable" fo:font-size="16pt" fo:font-weight="bold" style:font-size-asian="16pt" style:font-weight-asian="bold" style:font-name-complex="Verdana1" style:font-family-complex="Verdana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Índice" style:default-outline-level="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Índice" style:default-outline-level="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Contenido_20_del_20_marco" style:display-name="Contenido del marco" style:family="paragraph" style:parent-style-name="Standard" style:default-outline-level=""/>
    <style:style style:name="TOA_20_Heading" style:display-name="TOA Heading" style:family="paragraph" style:parent-style-name="Título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4" style:display-name="Fuente de párrafo predeter.4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notranslate" style:family="text" style:parent-style-name="Fuente_20_de_20_párrafo_20_predeter.1"/>
    <style:style style:name="Enlace_20_de_20_Internet" style:display-name="Enlace de Internet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nlace_20_del_20_índice" style:display-name="Enlace del índice" style:family="text"/>
    <style:style style:name="Número_20_de_20_página" style:display-name="Número de página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in" fo:margin-bottom="0in" loext:contextual-spacing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ooter">
      <style:paragraph-properties fo:margin-left="0in" fo:margin-right="0.25in" fo:text-indent="0in" style:auto-text-indent="false"/>
      <style:text-properties fo:font-size="9pt" style:font-size-asian="9pt" style:font-size-complex="9pt"/>
    </style:style>
    <style:style style:name="MP4" style:family="paragraph">
      <loext:graphic-properties draw:fill="solid" draw:fill-color="#ffffff"/>
      <style:paragraph-properties fo:text-align="start"/>
      <style:text-properties fo:font-size="18pt"/>
    </style:style>
    <style:style style:name="MP5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style:use-window-font-color="true"/>
    </style:style>
    <style:style style:name="MT2" style:family="text">
      <style:text-properties fo:font-size="9pt" style:font-size-asian="9pt" style:font-size-complex="9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in" draw:fill="solid" draw:fill-color="#ffffff" draw:textarea-vertical-align="top" draw:auto-grow-height="false" fo:min-height="0.1874in" fo:min-width="0.0799in" fo:padding-top="0.0016in" fo:padding-bottom="0.0016in" fo:padding-left="0.0016in" fo:padding-right="0.0016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65in" fo:margin-left="0in" fo:margin-right="0in" fo:margin-bottom="0.428in" style:dynamic-spacing="true"/>
      </style:header-style>
      <style:footer-style>
        <style:header-footer-properties fo:min-height="0.298in" fo:margin-left="0in" fo:margin-right="0in" fo:margin-top="0.2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as-char" draw:z-index="13" draw:style-name="Mgr1" draw:text-style-name="MP2" svg:width="0.7295in" svg:height="0.7295in"><draw:image xlink:href="Pictures/10000000000000E1000000E1C3872D108EB0E561.png" xlink:type="simple" xlink:show="embed" xlink:actuate="onLoad"><text:p/></draw:image></draw:frame></text:p>
      </style:header>
      <style:footer>
        <text:p text:style-name="MP3"><draw:custom-shape text:anchor-type="paragraph" draw:z-index="6" draw:name="Marco1" draw:style-name="Mgr2" draw:text-style-name="MP4" svg:width="0.0823in" svg:height="0.1898in" svg:x="7.0028in" svg:y="0.0008in"><text:p text:style-name="Footer"><text:span text:style-name="Número_20_de_20_página"><text:span text:style-name="MT1"><text:page-number text:select-page="current">7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5"><text:span text:style-name="MT2">@Copyright 2017-2018, TaskControl PMS . All Rights Reserved. <text:s text:c="4"/></text:span><text:s text:c="2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25:35</meta:creation-date>
    <dc:language>es-CL</dc:language>
    <dc:date>2020-06-26T00:12:35</dc:date>
    <meta:editing-cycles>4</meta:editing-cycles>
    <dc:title>OUR_LOGO</dc:title>
    <meta:editing-duration>PT3M</meta:editing-duration>
    <meta:generator>LibreOffice/6.0.7.3$Linux_X86_64 LibreOffice_project/00m0$Build-3</meta:generator>
    <meta:document-statistic meta:table-count="0" meta:image-count="0" meta:object-count="0" meta:page-count="7" meta:paragraph-count="48" meta:word-count="140" meta:character-count="1013" meta:non-whitespace-character-count="846"/>
    <meta:template xlink:type="simple" xlink:actuate="onRequest" xlink:title="Normal" xlink:href=""/>
  </office:meta>
</office:document-meta>
</file>